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1.7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1.881cm" loext:decorative="false"/>
      <style:paragraph-properties style:writing-mode="lr-tb"/>
    </style:style>
    <style:style style:name="gr4" style:family="graphic" style:parent-style-name="standard" style:list-style-name="L1">
      <style:graphic-properties draw:stroke="none" svg:stroke-color="#000000" draw:fill="none" draw:fill-color="#ffffff" draw:auto-grow-height="true" draw:auto-grow-width="false" fo:min-height="8.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7.2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7.7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left="0cm" fo:margin-right="0cm" fo:margin-top="0cm" fo:margin-bottom="0cm" fo:line-height="100%" fo:text-indent="0cm"/>
    </style:style>
    <style:style style:name="P4" style:family="paragraph">
      <style:paragraph-properties fo:margin-left="0cm" fo:margin-right="0cm" fo:margin-top="0.374cm" fo:margin-bottom="0cm" fo:line-height="100%" fo:text-indent="0cm"/>
    </style:style>
    <style:style style:name="P5" style:family="paragraph">
      <loext:graphic-properties draw:fill="none" draw:fill-color="#ffffff"/>
      <style:paragraph-properties fo:margin-left="0cm" fo:margin-right="0cm" fo:margin-top="0.374cm" fo:margin-bottom="0cm" fo:line-height="100%" fo:text-indent="0cm"/>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Cyclic Rotatio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roblem</text:p>
          </draw:text-box>
        </draw:frame>
        <draw:frame draw:style-name="gr2" draw:text-style-name="P2" draw:layer="layout" svg:width="27cm" svg:height="12.044cm" svg:x="0.5cm" svg:y="2.5cm">
          <draw:text-box>
            <text:p><text:span text:style-name="T1">An array A consisting of N integers is given. Rotation of the array means that each element is shifted right by one index, and the last element of the array is moved to the first place. For example, the rotation of array A = [3, 8, 9, 7, 6] is [6, 3, 8, 9, 7] (elements are shifted right by one index and 6 is moved to the first place).</text:span></text:p>
            <text:p/>
            <text:p><text:span text:style-name="T1">The goal is to rotate array A K times; that is, each element of A will be shifted to the right K times.</text:span></text:p>
            <text:p/>
            <text:p><text:span text:style-name="T1">Write a function:</text:span></text:p>
            <text:p/>
            <text:p><text:span text:style-name="T1"><text:s text:c="4"/></text:span><text:span text:style-name="T1">def solution(A, K)</text:span></text:p>
            <text:p/>
            <text:p><text:span text:style-name="T1">that, given an array A consisting of N integers and an integer K, returns the array A rotated K times.</text:span></text:p>
            <text:p/>
            <text:p><text:span text:style-name="T1">Assume that:</text:span></text:p>
            <text:p/>
            <text:p><text:span text:style-name="T1"><text:s text:c="8"/></text:span><text:span text:style-name="T1">N and K are integers within the range [0..100];</text:span></text:p>
            <text:p><text:span text:style-name="T1"><text:s text:c="8"/></text:span><text:span text:style-name="T1">each element of array A is an integer within the range [−1,000..1,000].</text:span></text:p>
            <text:p/>
            <text:p><text:span text:style-name="T1">In your solution, focus on correctness. The performance of your solution will not be the focus of the assessment.</text:span></text:p>
            <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Example</text:p>
          </draw:text-box>
        </draw:frame>
        <draw:frame draw:style-name="gr3" draw:text-style-name="P2" draw:layer="layout" svg:width="27cm" svg:height="12.131cm" svg:x="-0.1cm" svg:y="2cm">
          <draw:text-box>
            <text:p text:style-name="P3"><text:span text:style-name="T1">For example, given</text:span></text:p>
            <text:p text:style-name="P3"><text:span text:style-name="T1"><text:s text:c="4"/></text:span><text:span text:style-name="T1">A = [3, 8, 9, 7, 6]</text:span></text:p>
            <text:p text:style-name="P3"><text:span text:style-name="T1"><text:s text:c="4"/></text:span><text:span text:style-name="T1">K = 3</text:span></text:p>
            <text:p text:style-name="P3"/>
            <text:p text:style-name="P3"><text:span text:style-name="T1">the function should return [9, 7, 6, 3, 8]. Three rotations were made:</text:span></text:p>
            <text:p text:style-name="P3"><text:span text:style-name="T1"><text:s text:c="4"/></text:span><text:span text:style-name="T1">[3, 8, 9, 7, 6] -&gt; [6, 3, 8, 9, 7]</text:span></text:p>
            <text:p text:style-name="P3"><text:span text:style-name="T1"><text:s text:c="4"/></text:span><text:span text:style-name="T1">[6, 3, 8, 9, 7] -&gt; [7, 6, 3, 8, 9]</text:span></text:p>
            <text:p text:style-name="P3"><text:span text:style-name="T1"><text:s text:c="4"/></text:span><text:span text:style-name="T1">[7, 6, 3, 8, 9] -&gt; [9, 7, 6, 3, 8]</text:span></text:p>
            <text:p text:style-name="P3"/>
            <text:p text:style-name="P3"><text:span text:style-name="T1">For another example, given</text:span></text:p>
            <text:p text:style-name="P3"><text:span text:style-name="T1"><text:s text:c="4"/></text:span><text:span text:style-name="T1">A = [0, 0, 0]</text:span></text:p>
            <text:p text:style-name="P3"><text:span text:style-name="T1"><text:s text:c="4"/></text:span><text:span text:style-name="T1">K = 1</text:span></text:p>
            <text:p text:style-name="P3"/>
            <text:p text:style-name="P3"><text:span text:style-name="T1">the function should return [0, 0, 0]</text:span></text:p>
            <text:p text:style-name="P3"/>
            <text:p text:style-name="P3"><text:span text:style-name="T1">Given</text:span></text:p>
            <text:p text:style-name="P3"><text:span text:style-name="T1"><text:s text:c="4"/></text:span><text:span text:style-name="T1">A = [1, 2, 3, 4]</text:span></text:p>
            <text:p text:style-name="P3"><text:span text:style-name="T1"><text:s text:c="4"/></text:span><text:span text:style-name="T1">K = 4</text:span></text:p>
            <text:p text:style-name="P3"/>
            <text:p text:style-name="P3"><text:span text:style-name="T1">the function should return [1, 2, 3, 4]</text:span></text:p>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Modulus Trick</text:p>
          </draw:text-box>
        </draw:frame>
        <draw:frame draw:style-name="gr4" draw:text-style-name="P5" draw:layer="layout" svg:width="26cm" svg:height="9cm" svg:x="0.5cm" svg:y="3cm">
          <draw:text-box>
            <text:p text:style-name="P4">Instead of writing code to move each element multiple times towards their final state, we move each element once to their final position.</text:p>
            <text:p text:style-name="P4"><text:line-break/>We swap the elements using the following formula:</text:p>
            <text:p text:style-name="P4">B[ (i+K) % len(A) ] = A[i]</text:p>
            <text:p text:style-name="P4"/>
            <text:p text:style-name="P4">Note: % is the modulus operator that basically returns the remainder from the division operation (as in long division method)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In Code</text:p>
          </draw:text-box>
        </draw:frame>
        <draw:frame draw:style-name="gr5" draw:text-style-name="P2" draw:layer="layout" svg:width="23cm" svg:height="7.5cm" svg:x="1cm" svg:y="2.5cm">
          <draw:text-box>
            <text:p>def solution(A, K):</text:p>
            <text:p><text:s text:c="4"/>rtn = [0 for i in A]</text:p>
            <text:p/>
            <text:p><text:s text:c="4"/>for i in range(len(A)):</text:p>
            <text:p><text:s text:c="8"/>rtn[(i + K) % len(A)] = A[i]</text:p>
            <text:p><text:s text:c="4"/>return rt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st Cases</text:p>
          </draw:text-box>
        </draw:frame>
        <draw:frame draw:style-name="gr6" draw:text-style-name="P2" draw:layer="layout" svg:width="24cm" svg:height="8cm" svg:x="1cm" svg:y="3cm">
          <draw:text-box>
            <text:p>print(solution([1,2,3], 1))</text:p>
            <text:p>print(solution([3, 8, 9, 7, 6], 3))</text:p>
            <text:p>print(solution([0, 0, 0], 1))</text:p>
            <text:p/>
            <text:p>[3, 1, 2]</text:p>
            <text:p>[9, 7, 6, 3, 8]</text:p>
            <text:p>[0, 0, 0]</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Other Test Case Types</text:p>
          </draw:text-box>
        </draw:frame>
        <draw:frame draw:style-name="gr7" draw:text-style-name="P2" draw:layer="layout" svg:width="24cm" svg:height="11.685cm" svg:x="0.1cm" svg:y="2.2cm">
          <draw:text-box>
            <text:p><text:span text:style-name="T2">-extreme_empty</text:span></text:p>
            <text:p><text:span text:style-name="T2">empty array</text:span></text:p>
            <text:p/>
            <text:p><text:span text:style-name="T2">-single</text:span></text:p>
            <text:p><text:span text:style-name="T2">one element, 0 &lt;= K &lt;= 5</text:span></text:p>
            <text:p/>
            <text:p><text:span text:style-name="T2">-double</text:span></text:p>
            <text:p><text:span text:style-name="T2">two elements, K &lt;= N</text:span></text:p>
            <text:p/>
            <text:p><text:span text:style-name="T2">-small1</text:span></text:p>
            <text:p><text:span text:style-name="T2">small functional tests, K &lt; N</text:span></text:p>
            <text:p/>
            <text:p><text:span text:style-name="T2">-small_random_all_rotations</text:span></text:p>
            <text:p><text:span text:style-name="T2">small random sequence, all rotations, N = 15</text:span></text:p>
            <text:p/>
            <text:p><text:span text:style-name="T2">-medium_random</text:span></text:p>
            <text:p><text:span text:style-name="T2">medium random sequence, N = 100</text:span></text:p>
            <text:p/>
            <text:p><text:span text:style-name="T2">-maximal</text:span></text:p>
            <text:p><text:span text:style-name="T2">maximal N and K</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9:25:40.657941139</meta:creation-date>
    <meta:editing-duration>PT9H46M</meta:editing-duration>
    <meta:editing-cycles>5</meta:editing-cycles>
    <meta:generator>LibreOffice/7.6.3.2$Linux_X86_64 LibreOffice_project/29d686fea9f6705b262d369fede658f824154cc0</meta:generator>
    <dc:title>Blue Curve</dc:title>
    <dc:date>2023-11-29T17:15:20.553543119</dc:date>
    <meta:document-statistic meta:object-count="62"/>
  </office:meta>
</office:document-meta>
</file>